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naissances-XXXX-XXXX-XXXX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naissances-XXXX-epicene-france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2">
          <table:table-cell office:value-type="string" calcext:value-type="string">
            <text:p>dossier naissances/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26T17:33:58.137000000</dc:date>
    <meta:editing-duration>PT3H52M20S</meta:editing-duration>
    <meta:editing-cycles>27</meta:editing-cycles>
    <meta:generator>LibreOffice/7.2.7.2$Windows_X86_64 LibreOffice_project/8d71d29d553c0f7dcbfa38fbfda25ee34cce99a2</meta:generator>
    <meta:document-statistic meta:table-count="2" meta:cell-count="52" meta:object-count="0"/>
  </office:meta>
</office:document-meta>
</file>